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No_20_Spacing">
      <style:paragraph-properties fo:margin-top="0cm" fo:margin-bottom="0.212cm" style:contextual-spacing="true"/>
      <style:text-properties fo:language="en" fo:country="GB" officeooo:paragraph-rsid="000eb2bf"/>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0fa5b8" officeooo:paragraph-rsid="000fa5b8"/>
    </style:style>
    <style:style style:name="P4" style:family="paragraph" style:parent-style-name="Text_20_body">
      <style:text-properties officeooo:paragraph-rsid="00118c2e"/>
    </style:style>
    <style:style style:name="P5" style:family="paragraph" style:parent-style-name="Text_20_body">
      <style:text-properties officeooo:paragraph-rsid="00192810"/>
    </style:style>
    <style:style style:name="T1" style:family="text">
      <style:text-properties fo:language="en" fo:country="GB"/>
    </style:style>
    <style:style style:name="T2" style:family="text">
      <style:text-properties fo:language="en" fo:country="GB" officeooo:rsid="00129f73"/>
    </style:style>
    <style:style style:name="T3" style:family="text">
      <style:text-properties fo:language="en" fo:country="GB" fo:font-style="normal" officeooo:rsid="00129f73" style:font-style-asian="normal" style:font-style-complex="normal"/>
    </style:style>
    <style:style style:name="T4" style:family="text">
      <style:text-properties fo:language="en" fo:country="GB" officeooo:rsid="0013a090"/>
    </style:style>
    <style:style style:name="T5" style:family="text">
      <style:text-properties fo:language="en" fo:country="GB" officeooo:rsid="00146f45"/>
    </style:style>
    <style:style style:name="T6" style:family="text">
      <style:text-properties fo:language="en" fo:country="GB" officeooo:rsid="0017421d"/>
    </style:style>
    <style:style style:name="T7" style:family="text">
      <style:text-properties fo:language="en" fo:country="GB" officeooo:rsid="00192810"/>
    </style:style>
    <style:style style:name="T8" style:family="text">
      <style:text-properties fo:language="en" fo:country="GB" officeooo:rsid="001944ae"/>
    </style:style>
    <style:style style:name="T9" style:family="text">
      <style:text-properties officeooo:rsid="000eb2bf"/>
    </style:style>
    <style:style style:name="T10" style:family="text">
      <style:text-properties fo:font-style="italic" fo:font-weight="normal" officeooo:rsid="000eb2bf" style:font-style-asian="italic" style:font-weight-asian="normal" style:font-style-complex="italic" style:font-weight-complex="normal"/>
    </style:style>
    <style:style style:name="T11" style:family="text">
      <style:text-properties fo:font-style="normal" officeooo:rsid="000eb2bf" style:font-style-asian="normal" style:font-style-complex="normal"/>
    </style:style>
    <style:style style:name="T12" style:family="text">
      <style:text-properties fo:font-weight="normal" officeooo:rsid="000eb2bf" style:font-weight-asian="normal" style:font-weight-complex="normal"/>
    </style:style>
    <style:style style:name="T13" style:family="text">
      <style:text-properties officeooo:rsid="00118c2e"/>
    </style:style>
    <style:style style:name="T14" style:family="text">
      <style:text-properties officeooo:rsid="00129f73"/>
    </style:style>
    <style:style style:name="T15" style:family="text">
      <style:text-properties officeooo:rsid="0013a090"/>
    </style:style>
    <style:style style:name="T16" style:family="text">
      <style:text-properties officeooo:rsid="00157a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se study: <text:span text:style-name="T9">Effect of human disturbance on plant functional diversity at global-scale</text:span></text:p>
      <text:p text:style-name="Text_20_body"><text:span text:style-name="T11">Coordinators</text:span>: <text:span text:style-name="T10">Matthias Grenié</text:span><text:span text:style-name="T12"> and </text:span><text:span text:style-name="T10">Marten Winter</text:span></text:p>
      <text:p text:style-name="P2">Introduction</text:p>
      <text:p text:style-name="P3">Climate change and an increase in human disturbance are major drivers of global biodiversity loss. Yet even if the global diversity of plants is well described, the influence of disturbances on plant diversity is understudied. <text:span text:style-name="T13">Furthermore, the growing interest for functional traits and functional diversity has shown to be fruitful to better understand plant community. However, the impact of human disturbances on plant functional diversity at global scale considering a diversity of ecosystems is largely unknown.</text:span></text:p>
      <text:p text:style-name="P2">Aim</text:p>
      <text:p text:style-name="P4"><text:span text:style-name="T13">How the different aspect of human disturbances affect the different aspects of the functional diversity of plant communities at global scale is unclear. Especially across a diversity of ecosystems (from boreal to tropical ecosystems). This will be done by leveraging on open datasets of community plant data across the world </text:span><text:span text:style-name="T14">as well as open trait data and common indicators of human disturbances.</text:span></text:p>
      <text:p text:style-name="P2">Approach</text:p>
      <text:p text:style-name="Text_20_body">First, you will collect <text:span text:style-name="T14">open plot data on plant community data from the sPlot Open Data portal.</text:span> Then, you will match this to <text:span text:style-name="T14">openly available trait data from the TRY database (discussion about which trait to select should be held). </text:span><text:span text:style-name="T15">You will work on a subset of communities for which enough trait data is available (≥80% of the total abundances). </text:span><text:span text:style-name="T14">Finally you’ll use the Human Footprint Index and its components to assess the effect of human disturbances.</text:span></text:p>
      <text:p text:style-name="Text_20_body"><text:span text:style-name="T1">Investigate how sensitive your results are to: (1) </text:span><text:span text:style-name="T2">The aspects of functional diversity you’re assessing (richness, divergence, regularity)</text:span><text:span text:style-name="T1">, (2) </text:span><text:span text:style-name="T2">Trait</text:span><text:span text:style-name="T1"> choice (</text:span><text:span text:style-name="T3">which subsets of trait should be sensitive to what</text:span><text:span text:style-name="T1">), (3) </text:span><text:span text:style-name="T4">Aspect of human disturbance (integrated human footprint index, road density, population density, etc.), </text:span><text:span text:style-name="T5">(4) Spatial-scale (global vs. ecoregions of the community)</text:span><text:span text:style-name="T1">.</text:span></text:p>
      <text:p text:style-name="Text_20_body">Use your analyses to answer questions such as: <text:span text:style-name="T16">Do we observe an effect of human footprint on plant functional diversity? Is it the case across different ecosystems (boreal, temperate, and tropical)? Is it the case for different aspects of functional diversity? And for different aspects of human footprints? Why is it the case? Are species occurring in disturbed landscapes functionally different than species occurring in undisturbed landscape?</text:span> When writing up your report, make sure that you clarify what the problems/questions/hypotheses are that you are addressing, and why this research is important/relevant.</text:p>
      <text:p text:style-name="P2">Literature</text:p>
      <text:p text:style-name="P5"><text:span text:style-name="T6">sPlot Open Community Data</text:span><text:span text:style-name="T7">: </text:span><text:a xlink:type="simple" xlink:href="https://doi.org/10.1111/geb.13346" text:style-name="Internet_20_link" text:visited-style-name="Visited_20_Internet_20_Link"><text:span text:style-name="T7">https://doi.org/10.1111/geb.13346</text:span></text:a><text:span text:style-name="T7"><text:line-break/>TRY Open Trait Data: </text:span><text:a xlink:type="simple" xlink:href="https://doi.org/10.1111/gcb.14904" text:style-name="Internet_20_link" text:visited-style-name="Visited_20_Internet_20_Link"><text:span text:style-name="T7">https://doi.org/10.1111/gcb.14904</text:span></text:a><text:span text:style-name="Internet_20_link"><text:span text:style-name="T1"><text:line-break/></text:span></text:span><text:span text:style-name="T7">Human Footprint Index: </text:span><text:a xlink:type="simple" xlink:href="https://doi.org/10.1038/sdata.2016.67" text:style-name="Internet_20_link" text:visited-style-name="Visited_20_Internet_20_Link"><text:span text:style-name="T8">https://doi.org/10.1038/sdata.2016.67</text:span></text:a><text:span text:style-name="T8"><text:line-break/>Plant Global diversity Kier et al. 2005: </text:span><text:a xlink:type="simple" xlink:href="https://doi.org/10.1111/j.1365-2699.2005.01272.x" text:style-name="Internet_20_link" text:visited-style-name="Visited_20_Internet_20_Link"><text:span text:style-name="T8">https://doi.org/10.1111/j.1365-2699.2005.01272.x</text:span></text:a><text:span text:style-name="T1">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fo:font-size="11pt" style:font-name-asian="Cambria" style:font-family-asian="Cambria" style:font-family-generic-asian="system" style:font-pitch-asian="variable" style:font-size-asian="11pt"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atthias Grenié</meta:initial-creator>
    <meta:creation-date>2021-07-05T09:40:20.816627539</meta:creation-date>
    <dc:date>2021-07-05T10:06:18.515419051</dc:date>
    <dc:creator>Matthias Grenié</dc:creator>
    <meta:editing-duration>PT25M52S</meta:editing-duration>
    <meta:editing-cycles>10</meta:editing-cycles>
    <meta:generator>LibreOffice/7.1.4.2$MacOSX_X86_64 LibreOffice_project/a529a4fab45b75fefc5b6226684193eb000654f6</meta:generator>
    <meta:document-statistic meta:table-count="0" meta:image-count="0" meta:object-count="0" meta:page-count="1" meta:paragraph-count="12" meta:word-count="402" meta:character-count="2789" meta:non-whitespace-character-count="2398"/>
  </office:meta>
</office:document-meta>
</file>